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vertical-align="middle" draw:shadow="visible"/>
    </style:style>
    <style:style style:name="gr2" style:family="graphic" style:parent-style-name="standard">
      <style:graphic-properties draw:fill="solid" draw:fill-color="#0099ff" draw:textarea-vertical-align="middle" draw:shadow="visible"/>
    </style:style>
    <style:style style:name="gr3" style:family="graphic" style:parent-style-name="standard">
      <style:graphic-properties draw:fill="solid" draw:fill-color="#cfe7f5" draw:textarea-vertical-align="middle" draw:shadow="visible"/>
    </style:style>
    <style:style style:name="gr4" style:family="graphic" style:parent-style-name="standard">
      <style:graphic-properties draw:fill="solid" draw:fill-color="#00b8ff" draw:textarea-vertical-align="middle" draw:shadow="visible"/>
    </style:style>
    <style:style style:name="gr5" style:family="graphic" style:parent-style-name="standard">
      <style:graphic-properties draw:fill="solid" draw:fill-color="#99ccff" draw:textarea-vertical-align="middle" draw:shadow="visible"/>
    </style:style>
    <style:style style:name="gr6" style:family="graphic" style:parent-style-name="standard">
      <style:graphic-properties draw:textarea-vertical-align="middle" draw:shadow="visib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fill="solid" draw:fill-color="#ffffff" draw:textarea-vertical-align="middle" draw:shadow="hidden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fo:min-height="0.4cm" draw:shadow="hidden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0.3cm" draw:shadow="hidden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fo:min-height="0.35cm" draw:shadow="hidden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14" style:family="graphic" style:parent-style-name="standard">
      <style:graphic-properties draw:fill="solid" draw:fill-color="#e6e6e6" draw:textarea-vertical-align="middle"/>
    </style:style>
    <style:style style:name="gr15" style:family="graphic" style:parent-style-name="standard">
      <style:graphic-properties draw:fill="solid" draw:fill-color="#e6e6e6" draw:textarea-vertical-align="middle"/>
    </style:style>
    <style:style style:name="gr16" style:family="graphic" style:parent-style-name="standard">
      <style:graphic-properties draw:fill-color="#e6e6e6" draw:textarea-vertical-align="middle"/>
    </style:style>
    <style:style style:name="gr17" style:family="graphic" style:parent-style-name="standard" style:list-style-name="L1">
      <style:graphic-properties draw:fill-color="#e6e6e6" draw:textarea-vertical-align="middle"/>
    </style:style>
    <style:style style:name="gr18" style:family="graphic" style:parent-style-name="standard">
      <style:graphic-properties draw:fill-color="#e6e6e6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000000" style:text-outline="false" style:text-line-through-style="none" fo:font-family="Calibri" style:font-family-generic="swiss" fo:font-size="14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4pt" style:language-asian="zh" style:country-asian="CN" style:font-style-asian="normal" style:font-weight-asian="bold" style:font-family-complex="Mangal" style:font-family-generic-complex="system" style:font-pitch-complex="variable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4cm" svg:height="5.723cm" svg:x="13.6cm" svg:y="10.577cm">
          <text:p text:style-name="P1"><text:span text:style-name="T1">DOSSIERS</text:span></text:p>
          <text:p text:style-name="P1"><text:span text:style-name="T1"/></text:p>
          <text:p text:style-name="P1"><text:span text:style-name="T2">id_dossier</text:span></text:p>
          <text:p text:style-name="P1"><text:span text:style-name="T3">assurance_prise</text:span></text:p>
          <text:p text:style-name="P1"><text:span text:style-name="T3">date_retrait</text:span></text:p>
          <text:p text:style-name="P1"><text:span text:style-name="T3">date_retour_prevu</text:span></text:p>
          <text:p text:style-name="P1"><text:span text:style-name="T3">date_retour_effectif</text:span></text:p>
          <text:p text:style-name="P1"><text:span text:style-name="T3">km_depart</text:span></text:p>
          <text:p text:style-name="P1"><text:span text:style-name="T3">km_arrivee</text:span></text:p>
          <text:p text:style-name="P1"><text:span text:style-name="T3">montant_remise</text:span></text:p>
          <text:p text:style-name="P1"><text:span text:style-name="T3">pourcentage_remise</text:span></text:p>
        </draw:rect>
        <draw:rect draw:style-name="gr2" draw:text-style-name="P2" draw:layer="layout" svg:width="4.3cm" svg:height="3cm" svg:x="13.5cm" svg:y="6cm">
          <text:p text:style-name="P1"><text:span text:style-name="T1">VEHICULES</text:span></text:p>
          <text:p text:style-name="P1"><text:span text:style-name="T1"/></text:p>
          <text:p text:style-name="P1"><text:span text:style-name="T2">num_immatriculation</text:span></text:p>
          <text:p text:style-name="P1"><text:span text:style-name="T4">date_achat</text:span></text:p>
          <text:p text:style-name="P1"><text:span text:style-name="T4">km_parcourus</text:span></text:p>
        </draw:rect>
        <draw:rect draw:style-name="gr3" draw:text-style-name="P2" draw:layer="layout" svg:width="3cm" svg:height="2.5cm" svg:x="14.035cm" svg:y="2.1cm">
          <text:p text:style-name="P1"><text:span text:style-name="T1">COULEURS</text:span></text:p>
          <text:p text:style-name="P1"><text:span text:style-name="T3"/></text:p>
          <text:p text:style-name="P1"><text:span text:style-name="T2">id_couleur</text:span></text:p>
          <text:p text:style-name="P1"><text:span text:style-name="T3">nom</text:span></text:p>
        </draw:rect>
        <draw:rect draw:style-name="gr3" draw:text-style-name="P2" draw:layer="layout" svg:width="3cm" svg:height="2.7cm" svg:x="20cm" svg:y="15.8cm">
          <text:p text:style-name="P1"><text:span text:style-name="T1">PAIEMENTS</text:span></text:p>
          <text:p text:style-name="P1"><text:span text:style-name="T1"/></text:p>
          <text:p text:style-name="P1"><text:span text:style-name="T2">id_paiement</text:span></text:p>
          <text:p text:style-name="P1"><text:span text:style-name="T3">date_paiement</text:span></text:p>
          <text:p text:style-name="P1"><text:span text:style-name="T3">montant</text:span></text:p>
        </draw:rect>
        <draw:rect draw:style-name="gr4" draw:text-style-name="P2" draw:layer="layout" svg:width="3.6cm" svg:height="3.4cm" svg:x="7.7cm" svg:y="1.9cm">
          <text:p text:style-name="P1"><text:span text:style-name="T1">AGENCES</text:span></text:p>
          <text:p text:style-name="P1"><text:span text:style-name="T1"/></text:p>
          <text:p text:style-name="P1"><text:span text:style-name="T2">id_agence</text:span></text:p>
          <text:p text:style-name="P1"><text:span text:style-name="T3">adresse</text:span></text:p>
          <text:p text:style-name="P1"><text:span text:style-name="T3">num_telephone</text:span></text:p>
          <text:p text:style-name="P1"><text:span text:style-name="T3">nom_responsable</text:span></text:p>
        </draw:rect>
        <draw:rect draw:style-name="gr5" draw:text-style-name="P2" draw:layer="layout" svg:width="3cm" svg:height="3.3cm" svg:x="8cm" svg:y="9.9cm">
          <text:p text:style-name="P1"><text:span text:style-name="T1">CLIENTS</text:span></text:p>
          <text:p text:style-name="P1"><text:span text:style-name="T1"/></text:p>
          <text:p text:style-name="P1"><text:span text:style-name="T2">id_client</text:span></text:p>
          <text:p text:style-name="P1"><text:span text:style-name="T3">nom</text:span></text:p>
          <text:p text:style-name="P1"><text:span text:style-name="T3">prenom</text:span></text:p>
          <text:p text:style-name="P1"><text:span text:style-name="T3">adresse</text:span></text:p>
        </draw:rect>
        <draw:rect draw:style-name="gr6" draw:text-style-name="P2" draw:layer="layout" svg:width="2.8cm" svg:height="2.3cm" svg:x="2.1cm" svg:y="13.2cm">
          <text:p text:style-name="P1"><text:span text:style-name="T1">PAYS</text:span></text:p>
          <text:p text:style-name="P1"><text:span text:style-name="T1"/></text:p>
          <text:p text:style-name="P1"><text:span text:style-name="T2">id_pays</text:span></text:p>
          <text:p text:style-name="P1"><text:span text:style-name="T3">nom</text:span></text:p>
        </draw:rect>
        <draw:rect draw:style-name="gr4" draw:text-style-name="P2" draw:layer="layout" svg:width="3cm" svg:height="2.3cm" svg:x="2.1cm" svg:y="5.6cm">
          <text:p text:style-name="P1"><text:span text:style-name="T1">VILLES</text:span></text:p>
          <text:p text:style-name="P1"><text:span text:style-name="T1"/></text:p>
          <text:p text:style-name="P1"><text:span text:style-name="T2">id_ville</text:span></text:p>
          <text:p text:style-name="P1"><text:span text:style-name="T4">nom</text:span></text:p>
        </draw:rect>
        <draw:rect draw:style-name="gr6" draw:text-style-name="P2" draw:layer="layout" svg:width="3cm" svg:height="2.5cm" svg:x="24.9cm" svg:y="4.7cm">
          <text:p text:style-name="P1"><text:span text:style-name="T1">MARQUES</text:span></text:p>
          <text:p text:style-name="P1"><text:span text:style-name="T1"/></text:p>
          <text:p text:style-name="P1"><text:span text:style-name="T2">id_marque</text:span></text:p>
          <text:p text:style-name="P1"><text:span text:style-name="T4">nom</text:span></text:p>
        </draw:rect>
        <draw:rect draw:style-name="gr5" draw:text-style-name="P2" draw:layer="layout" svg:width="3cm" svg:height="4.3cm" svg:x="24.9cm" svg:y="11.6cm">
          <text:p text:style-name="P1"><text:span text:style-name="T1">TARIFS</text:span></text:p>
          <text:p text:style-name="P1"><text:span text:style-name="T1"/></text:p>
          <text:p text:style-name="P1"><text:span text:style-name="T2">id_tarif</text:span></text:p>
          <text:p text:style-name="P1"><text:span text:style-name="T4">nom</text:span></text:p>
          <text:p text:style-name="P1"><text:span text:style-name="T4">prix_jour</text:span></text:p>
          <text:p text:style-name="P1"><text:span text:style-name="T4">prix_forfait</text:span></text:p>
          <text:p text:style-name="P1"><text:span text:style-name="T4">km_autorise</text:span></text:p>
          <text:p text:style-name="P1"><text:span text:style-name="T4">prix_km</text:span></text:p>
        </draw:rect>
        <draw:rect draw:style-name="gr4" draw:text-style-name="P2" draw:layer="layout" svg:width="3cm" svg:height="2.1cm" svg:x="20cm" svg:y="3.3cm">
          <text:p text:style-name="P1"><text:span text:style-name="T1">MODELES</text:span></text:p>
          <text:p text:style-name="P1"><text:span text:style-name="T1"/></text:p>
          <text:p text:style-name="P1"><text:span text:style-name="T2">id_modele</text:span></text:p>
          <text:p text:style-name="P1"><text:span text:style-name="T3">nom</text:span></text:p>
        </draw:rect>
        <draw:rect draw:style-name="gr5" draw:text-style-name="P2" draw:layer="layout" svg:width="3cm" svg:height="3.8cm" svg:x="20cm" svg:y="7.9cm">
          <text:p text:style-name="P1"><text:span text:style-name="T1">CATEGORIES</text:span></text:p>
          <text:p text:style-name="P1"><text:span text:style-name="T1"/></text:p>
          <text:p text:style-name="P1"><text:span text:style-name="T2">id_categorie</text:span></text:p>
          <text:p text:style-name="P1"><text:span text:style-name="T3">nom</text:span></text:p>
          <text:p text:style-name="P1"><text:span text:style-name="T3">capacite</text:span></text:p>
          <text:p text:style-name="P1"><text:span text:style-name="T3">type_permis</text:span></text:p>
          <text:p text:style-name="P1"><text:span text:style-name="T3">prix_assurance</text:span></text:p>
        </draw:rect>
        <draw:line draw:style-name="gr7" draw:text-style-name="P2" draw:layer="layout" svg:x1="2.2cm" svg:y1="6.5cm" svg:x2="5cm" svg:y2="6.5cm">
          <text:p/>
        </draw:line>
        <draw:line draw:style-name="gr8" draw:text-style-name="P2" draw:layer="layout" svg:x1="7.7cm" svg:y1="2.8cm" svg:x2="11.3cm" svg:y2="2.8cm">
          <text:p/>
        </draw:line>
        <draw:line draw:style-name="gr7" draw:text-style-name="P2" draw:layer="layout" svg:x1="2.1cm" svg:y1="6.5cm" svg:x2="5.1cm" svg:y2="6.5cm">
          <text:p/>
        </draw:line>
        <draw:line draw:style-name="gr8" draw:text-style-name="P2" draw:layer="layout" svg:x1="8cm" svg:y1="10.8cm" svg:x2="11cm" svg:y2="10.8cm">
          <text:p/>
        </draw:line>
        <draw:line draw:style-name="gr8" draw:text-style-name="P2" draw:layer="layout" svg:x1="2.1cm" svg:y1="14cm" svg:x2="4.9cm" svg:y2="14cm">
          <text:p/>
        </draw:line>
        <draw:line draw:style-name="gr8" draw:text-style-name="P2" draw:layer="layout" svg:x1="14.071cm" svg:y1="3cm" svg:x2="17cm" svg:y2="3cm">
          <text:p/>
        </draw:line>
        <draw:line draw:style-name="gr8" draw:text-style-name="P2" draw:layer="layout" svg:x1="13.5cm" svg:y1="6.9cm" svg:x2="17.8cm" svg:y2="6.9cm">
          <text:p/>
        </draw:line>
        <draw:line draw:style-name="gr8" draw:text-style-name="P2" draw:layer="layout" svg:x1="13.6cm" svg:y1="11.5cm" svg:x2="18cm" svg:y2="11.5cm">
          <text:p/>
        </draw:line>
        <draw:line draw:style-name="gr8" draw:text-style-name="P2" draw:layer="layout" svg:x1="20cm" svg:y1="4cm" svg:x2="23cm" svg:y2="4cm">
          <text:p/>
        </draw:line>
        <draw:line draw:style-name="gr8" draw:text-style-name="P2" draw:layer="layout" svg:x1="20cm" svg:y1="8.8cm" svg:x2="23cm" svg:y2="8.8cm">
          <text:p/>
        </draw:line>
        <draw:line draw:style-name="gr8" draw:text-style-name="P2" draw:layer="layout" svg:x1="20cm" svg:y1="16.6cm" svg:x2="23cm" svg:y2="16.6cm">
          <text:p/>
        </draw:line>
        <draw:line draw:style-name="gr8" draw:text-style-name="P2" draw:layer="layout" svg:x1="24.9cm" svg:y1="5.6cm" svg:x2="27.9cm" svg:y2="5.6cm">
          <text:p/>
        </draw:line>
        <draw:line draw:style-name="gr8" draw:text-style-name="P2" draw:layer="layout" svg:x1="24.9cm" svg:y1="12.47cm" svg:x2="27.9cm" svg:y2="12.47cm">
          <text:p/>
        </draw:line>
        <draw:line draw:style-name="gr9" draw:text-style-name="P2" draw:layer="layout" svg:x1="5.1cm" svg:y1="7.9cm" svg:x2="8cm" svg:y2="9.9cm">
          <text:p/>
        </draw:line>
        <draw:line draw:style-name="gr9" draw:text-style-name="P2" draw:layer="layout" svg:x1="3.5cm" svg:y1="7.9cm" svg:x2="3.5cm" svg:y2="13.2cm">
          <text:p/>
        </draw:line>
        <draw:line draw:style-name="gr9" draw:text-style-name="P2" draw:layer="layout" svg:x1="5.1cm" svg:y1="5.6cm" svg:x2="7.7cm" svg:y2="3.6cm">
          <text:p/>
        </draw:line>
        <draw:line draw:style-name="gr9" draw:text-style-name="P2" draw:layer="layout" svg:x1="11.3cm" svg:y1="4.3cm" svg:x2="13.5cm" svg:y2="7.4cm">
          <text:p/>
        </draw:line>
        <draw:line draw:style-name="gr9" draw:text-style-name="P2" draw:layer="layout" svg:x1="11cm" svg:y1="12.6cm" svg:x2="13.6cm" svg:y2="15.1cm">
          <text:p/>
        </draw:line>
        <draw:line draw:style-name="gr9" draw:text-style-name="P2" draw:layer="layout" svg:x1="10.7cm" svg:y1="5.3cm" svg:x2="13.6cm" svg:y2="12.8cm">
          <text:p/>
        </draw:line>
        <draw:line draw:style-name="gr9" draw:text-style-name="P2" draw:layer="layout" svg:x1="15.5cm" svg:y1="4.6cm" svg:x2="15.5cm" svg:y2="6cm">
          <text:p/>
        </draw:line>
        <draw:line draw:style-name="gr9" draw:text-style-name="P2" draw:layer="layout" svg:x1="15.7cm" svg:y1="9cm" svg:x2="15.7cm" svg:y2="10.6cm">
          <text:p/>
        </draw:line>
        <draw:line draw:style-name="gr9" draw:text-style-name="P2" draw:layer="layout" svg:x1="20cm" svg:y1="17.6cm" svg:x2="15.7cm" svg:y2="16.3cm">
          <text:p/>
        </draw:line>
        <draw:line draw:style-name="gr9" draw:text-style-name="P2" draw:layer="layout" svg:x1="17.8cm" svg:y1="7.3cm" svg:x2="20cm" svg:y2="4.5cm">
          <text:p/>
        </draw:line>
        <draw:line draw:style-name="gr9" draw:text-style-name="P2" draw:layer="layout" svg:x1="23cm" svg:y1="4.6cm" svg:x2="24.9cm" svg:y2="6.1cm">
          <text:p/>
        </draw:line>
        <draw:line draw:style-name="gr9" draw:text-style-name="P2" draw:layer="layout" svg:x1="21.4cm" svg:y1="5.4cm" svg:x2="21.4cm" svg:y2="7.9cm">
          <text:p/>
        </draw:line>
        <draw:line draw:style-name="gr9" draw:text-style-name="P2" draw:layer="layout" svg:x1="18cm" svg:y1="13.5cm" svg:x2="24.9cm" svg:y2="13.5cm">
          <text:p/>
        </draw:line>
        <draw:line draw:style-name="gr9" draw:text-style-name="P2" draw:layer="layout" svg:x1="23cm" svg:y1="10cm" svg:x2="26.4cm" svg:y2="11.6cm">
          <text:p/>
        </draw:line>
        <draw:frame draw:style-name="gr10" draw:text-style-name="P3" draw:layer="layout" svg:width="1cm" svg:height="0.65cm" svg:x="11.1cm" svg:y="12.05cm">
          <draw:text-box>
            <text:p><text:span text:style-name="T5">1,n</text:span></text:p>
          </draw:text-box>
        </draw:frame>
        <draw:frame draw:style-name="gr10" draw:text-style-name="P3" draw:layer="layout" svg:width="1cm" svg:height="0.65cm" svg:x="5.2cm" svg:y="7.35cm">
          <draw:text-box>
            <text:p><text:span text:style-name="T5">1,n</text:span></text:p>
          </draw:text-box>
        </draw:frame>
        <draw:frame draw:style-name="gr10" draw:text-style-name="P3" draw:layer="layout" svg:width="1cm" svg:height="0.65cm" svg:x="19cm" svg:y="16.65cm">
          <draw:text-box>
            <text:p><text:span text:style-name="T5">1,n</text:span></text:p>
          </draw:text-box>
        </draw:frame>
        <draw:frame draw:style-name="gr10" draw:text-style-name="P3" draw:layer="layout" svg:width="1cm" svg:height="0.65cm" svg:x="19cm" svg:y="3.95cm">
          <draw:text-box>
            <text:p><text:span text:style-name="T5">1,n</text:span></text:p>
          </draw:text-box>
        </draw:frame>
        <draw:frame draw:style-name="gr10" draw:text-style-name="P3" draw:layer="layout" svg:width="1cm" svg:height="0.65cm" svg:x="21.5cm" svg:y="7.35cm">
          <draw:text-box>
            <text:p><text:span text:style-name="T5">1,n</text:span></text:p>
          </draw:text-box>
        </draw:frame>
        <draw:frame draw:style-name="gr10" draw:text-style-name="P3" draw:layer="layout" svg:width="1cm" svg:height="0.65cm" svg:x="23cm" svg:y="9.45cm">
          <draw:text-box>
            <text:p><text:span text:style-name="T5">1,n</text:span></text:p>
          </draw:text-box>
        </draw:frame>
        <draw:frame draw:style-name="gr10" draw:text-style-name="P3" draw:layer="layout" svg:width="1cm" svg:height="0.65cm" svg:x="24.1cm" svg:y="6.1cm">
          <draw:text-box>
            <text:p><text:span text:style-name="T5">1,n</text:span></text:p>
          </draw:text-box>
        </draw:frame>
        <draw:frame draw:style-name="gr10" draw:text-style-name="P3" draw:layer="layout" svg:width="1cm" svg:height="0.65cm" svg:x="4.3cm" svg:y="5.1cm">
          <draw:text-box>
            <text:p><text:span text:style-name="T5">1,n</text:span></text:p>
          </draw:text-box>
        </draw:frame>
        <draw:frame draw:style-name="gr10" draw:text-style-name="P3" draw:layer="layout" svg:width="1cm" svg:height="0.65cm" svg:x="3.7cm" svg:y="12.65cm">
          <draw:text-box>
            <text:p><text:span text:style-name="T5">1,n</text:span></text:p>
          </draw:text-box>
        </draw:frame>
        <draw:frame draw:style-name="gr10" draw:text-style-name="P3" draw:layer="layout" svg:width="1cm" svg:height="0.65cm" svg:x="11.4cm" svg:y="3.8cm">
          <draw:text-box>
            <text:p><text:span text:style-name="T5">1,n</text:span></text:p>
          </draw:text-box>
        </draw:frame>
        <draw:frame draw:style-name="gr11" draw:text-style-name="P3" draw:layer="layout" svg:width="1cm" svg:height="0.624cm" svg:x="3.6cm" svg:y="8.176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7.2cm" svg:y="9.976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6.9cm" svg:y="3.1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12.7cm" svg:y="7.4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12.835cm" svg:y="15.13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15.5cm" svg:y="16.5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26.2cm" svg:y="11.1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17.8cm" svg:y="7.2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23.1cm" svg:y="4.076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21.4cm" svg:y="5.5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12.8cm" svg:y="12.8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18.1cm" svg:y="13.776cm">
          <draw:text-box>
            <text:p><text:span text:style-name="T6">1,1</text:span></text:p>
          </draw:text-box>
        </draw:frame>
        <draw:frame draw:style-name="gr11" draw:text-style-name="P3" draw:layer="layout" svg:width="1cm" svg:height="0.624cm" svg:x="14.6cm" svg:y="5.476cm">
          <draw:text-box>
            <text:p><text:span text:style-name="T6">1,1</text:span></text:p>
          </draw:text-box>
        </draw:frame>
        <draw:frame draw:style-name="gr12" draw:text-style-name="P3" draw:layer="layout" svg:width="1cm" svg:height="0.624cm" svg:x="14.5cm" svg:y="4.7cm">
          <draw:text-box>
            <text:p><text:span text:style-name="T5">0,n</text:span></text:p>
          </draw:text-box>
        </draw:frame>
        <draw:frame draw:style-name="gr12" draw:text-style-name="P3" draw:layer="layout" svg:width="1cm" svg:height="0.624cm" svg:x="9.8cm" svg:y="5.4cm">
          <draw:text-box>
            <text:p><text:span text:style-name="T5">0,n</text:span></text:p>
          </draw:text-box>
        </draw:frame>
        <draw:frame draw:style-name="gr12" draw:text-style-name="P3" draw:layer="layout" svg:width="1cm" svg:height="0.624cm" svg:x="24.1cm" svg:y="13.576cm">
          <draw:text-box>
            <text:p><text:span text:style-name="T5">0,n</text:span></text:p>
          </draw:text-box>
        </draw:frame>
        <draw:frame draw:style-name="gr13" draw:text-style-name="P5" draw:layer="layout" svg:width="11.623cm" svg:height="0.852cm" svg:x="2.64cm" svg:y="17.9cm">
          <draw:text-box>
            <text:p text:style-name="P4"><text:span text:style-name="T7">Modélisation de la base de donnée - Société LOCACAR</text:span></text:p>
          </draw:text-box>
        </draw:frame>
        <draw:ellipse draw:style-name="gr14" draw:text-style-name="P1" draw:layer="layout" svg:width="2.1cm" svg:height="1.3cm" svg:x="5.4cm" svg:y="4cm">
          <text:p/>
        </draw:ellipse>
        <draw:ellipse draw:style-name="gr14" draw:text-style-name="P1" draw:layer="layout" svg:width="3cm" svg:height="1.8cm" svg:x="2cm" svg:y="9.6cm">
          <text:p/>
        </draw:ellipse>
        <draw:ellipse draw:style-name="gr14" draw:text-style-name="P1" draw:layer="layout" svg:width="2.2cm" svg:height="1.6cm" svg:x="5.6cm" svg:y="8.1cm">
          <text:p/>
        </draw:ellipse>
        <draw:ellipse draw:style-name="gr15" draw:text-style-name="P6" draw:layer="layout" svg:width="2.4cm" svg:height="2.2cm" svg:x="11cm" svg:y="8cm">
          <text:p text:style-name="P1"><text:span text:style-name="T8">retour</text:span></text:p>
        </draw:ellipse>
        <draw:ellipse draw:style-name="gr16" draw:text-style-name="P1" draw:layer="layout" svg:width="2.2cm" svg:height="1.6cm" svg:x="11.1cm" svg:y="13.2cm">
          <text:p text:style-name="P1"><text:span text:style-name="T8">depose</text:span></text:p>
        </draw:ellipse>
        <draw:ellipse draw:style-name="gr16" draw:text-style-name="P1" draw:layer="layout" svg:width="1.8cm" svg:height="1.3cm" svg:x="11.6cm" svg:y="5.3cm">
          <text:p text:style-name="P1"><text:span text:style-name="T8">possede</text:span></text:p>
        </draw:ellipse>
        <draw:ellipse draw:style-name="gr17" draw:text-style-name="P7" draw:layer="layout" svg:width="2cm" svg:height="1.9cm" svg:x="18cm" svg:y="5cm">
          <text:p text:style-name="P1"><text:span text:style-name="T8">est</text:span></text:p>
        </draw:ellipse>
        <draw:ellipse draw:style-name="gr16" draw:text-style-name="P1" draw:layer="layout" svg:width="2.4cm" svg:height="1.2cm" svg:x="20.3cm" svg:y="6.1cm">
          <text:p text:style-name="P1"><text:span text:style-name="T8">appartient</text:span> <text:span text:style-name="T8">à</text:span></text:p>
        </draw:ellipse>
        <draw:ellipse draw:style-name="gr18" draw:text-style-name="P1" draw:layer="layout" svg:width="2.2cm" svg:height="2.7cm" svg:x="20.6cm" svg:y="12.3cm">
          <text:p/>
        </draw:ellipse>
        <draw:ellipse draw:style-name="gr18" draw:text-style-name="P1" draw:layer="layout" svg:width="2cm" svg:height="1.6cm" svg:x="17.1cm" svg:y="16.4cm">
          <text:p/>
        </draw:ellipse>
        <draw:ellipse draw:style-name="gr16" draw:text-style-name="P6" draw:layer="layout" svg:width="2.3cm" svg:height="1.7cm" svg:x="23.6cm" svg:y="9.9cm">
          <text:p text:style-name="P6"><text:span text:style-name="T8">correspond à</text:span></text:p>
        </draw:ellipse>
        <draw:ellipse draw:style-name="gr18" draw:text-style-name="P1" draw:layer="layout" svg:width="2.4cm" svg:height="0.6cm" svg:x="14.5cm" svg:y="9.5cm">
          <text:p/>
        </draw:ellipse>
        <draw:frame draw:style-name="gr12" draw:text-style-name="P3" draw:layer="layout" svg:width="1cm" svg:height="0.624cm" svg:x="9.8cm" svg:y="5.4cm">
          <draw:text-box>
            <text:p><text:span text:style-name="T5">0,n</text:span></text:p>
          </draw:text-box>
        </draw:frame>
        <draw:frame draw:style-name="gr12" draw:text-style-name="P3" draw:layer="layout" svg:width="1cm" svg:height="0.624cm" svg:x="15.8cm" svg:y="9.1cm">
          <draw:text-box>
            <text:p><text:span text:style-name="T5">0,n</text:span></text:p>
          </draw:text-box>
        </draw:frame>
        <draw:frame draw:style-name="gr11" draw:text-style-name="P3" draw:layer="layout" svg:width="1cm" svg:height="0.624cm" svg:x="15.8cm" svg:y="10.076cm">
          <draw:text-box>
            <text:p><text:span text:style-name="T6">1,1</text:span></text:p>
          </draw:text-box>
        </draw:frame>
        <draw:ellipse draw:style-name="gr16" draw:text-style-name="P6" draw:layer="layout" svg:width="1.7cm" svg:height="1.3cm" svg:x="23.1cm" svg:y="4.7cm">
          <text:p text:style-name="P6"><text:span text:style-name="T8">appartient</text:span></text:p>
        </draw:ellipse>
        <draw:ellipse draw:style-name="gr15" draw:text-style-name="P1" draw:layer="layout" svg:width="2cm" svg:height="0.4cm" svg:x="14.5cm" svg:y="5.1cm">
          <text:p text:style-name="P1"><text:span text:style-name="T8">est</text:span> <text:span text:style-name="T8">de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30T18:53:56.73</meta:creation-date>
    <dc:date>2014-01-31T04:31:53.78</dc:date>
    <meta:editing-duration>PT2H34M36S</meta:editing-duration>
    <meta:editing-cycles>8</meta:editing-cycles>
    <meta:generator>OpenOffice.org/3.4.1$Win32 OpenOffice.org_project/341m1$Build-9593</meta:generator>
    <meta:document-statistic meta:object-count="83"/>
  </office:meta>
</office:document-meta>
</file>